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7.761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3.84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fo:background-color="#ffffa6" fo:border="0.06pt solid 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a6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()=&quot;NÃO EXECUTADO&quot;" style:apply-style-name="ConditionalStyle_5f_1" style:base-cell-address="Planilha1.E8"/>
      <style:map style:condition="cell-content()=&quot;BLOQUEADO&quot;" style:apply-style-name="ConditionalStyle_5f_2" style:base-cell-address="Planilha1.E8"/>
      <style:map style:condition="cell-content()=&quot;FALHOU&quot;" style:apply-style-name="ConditionalStyle_5f_3" style:base-cell-address="Planilha1.E8"/>
      <style:map style:condition="cell-content()=&quot;PASSOU&quot;" style:apply-style-name="ConditionalStyle_5f_4" style:base-cell-address="Planilha1.E8"/>
      <style:map style:condition="cell-content()=&quot;PASS&quot;" style:apply-style-name="ConditionalStyle_5f_5" style:base-cell-address="Planilha1.E8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OU&quot;;&quot;FALHOU&quot;;&quot;BLOQUEADO&quot;;&quot;NÃO EXECUTADO&quot;)" table:allow-empty-cell="true" table:display-list="unsorted" table:base-cell-address="Planilha1.M9"/>
      </table:content-validations>
      <table:table table:name="Planilha1" table:style-name="ta1">
        <table:table-column table:style-name="co1" table:default-cell-style-name="ce19"/>
        <table:table-column table:style-name="co2" table:default-cell-style-name="ce21"/>
        <table:table-column table:style-name="co3" table:default-cell-style-name="ce24"/>
        <table:table-column table:style-name="co4" table:default-cell-style-name="ce25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 table:number-columns-spanned="1" table:number-rows-spanned="7">
            <text:p>Renderização</text:p>
          </table:table-cell>
          <table:table-cell table:style-name="ce23" office:value-type="string" calcext:value-type="string">
            <text:p><text:span text:style-name="T1">carregar a pagina  RegisterPage</text:span></text:p>
          </table:table-cell>
          <table:table-cell office:value-type="string" calcext:value-type="string">
            <text:p>Jest renderiza RegisterPage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<text:s/>LoginPage</text:p>
          </table:table-cell>
          <table:table-cell office:value-type="string" calcext:value-type="string">
            <text:p>Injesto renderiza LoginPage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PaginaReserva</text:p>
          </table:table-cell>
          <table:table-cell office:value-type="string" calcext:value-type="string">
            <text:p>Jest renderiza PaginaReserva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PaginaProdutos</text:p>
          </table:table-cell>
          <table:table-cell office:value-type="string" calcext:value-type="string">
            <text:p>Jest renderiza PaginaProdutos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Home</text:p>
          </table:table-cell>
          <table:table-cell office:value-type="string" calcext:value-type="string">
            <text:p>Jest renderiza <text:s/>Home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SearchCity</text:p>
          </table:table-cell>
          <table:table-cell office:value-type="string" calcext:value-type="string">
            <text:p>Jest renderiza SearchCity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arregar a pagina SearchCategory</text:p>
          </table:table-cell>
          <table:table-cell office:value-type="string" calcext:value-type="string">
            <text:p>Jest renderiza SearchCategory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 table:number-columns-spanned="1" table:number-rows-spanned="7">
            <text:p>Login</text:p>
          </table:table-cell>
          <table:table-cell table:style-name="ce23" office:value-type="string" calcext:value-type="string">
            <text:p>Armazenar o input de Email</text:p>
          </table:table-cell>
          <table:table-cell office:value-type="string" calcext:value-type="string">
            <text:p>Input e-mail é armazenado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Armazenar o input de Senha</text:p>
          </table:table-cell>
          <table:table-cell office:value-type="string" calcext:value-type="string">
            <text:p>input senha é armazenada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Armazenar A role de Botão</text:p>
          </table:table-cell>
          <table:table-cell office:value-type="string" calcext:value-type="string">
            <text:p>a role do botão é armazenada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Enviar <text:a xlink:href="mailto:email@gmail.com" xlink:type="simple">email@gmail.com</text:a> no input e-mail</text:p>
          </table:table-cell>
          <table:table-cell office:value-type="string" calcext:value-type="string">
            <text:p>O valor <text:a xlink:href="mailto:email@gmail" xlink:type="simple">email@gmail</text:a> é enviado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Enviar 123456 no input de Senha</text:p>
          </table:table-cell>
          <table:table-cell office:value-type="string" calcext:value-type="string">
            <text:p>o valor 123456 é enviado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Clicar na role Botão</text:p>
          </table:table-cell>
          <table:table-cell office:value-type="string" calcext:value-type="string">
            <text:p>o click no botão é realizado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esperar os dados serem chamados</text:p>
          </table:table-cell>
          <table:table-cell office:value-type="string" calcext:value-type="string">
            <text:p>os dados são retornados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 table:number-columns-spanned="1" table:number-rows-spanned="13">
            <text:p>Register</text:p>
          </table:table-cell>
          <table:table-cell table:style-name="ce23" office:value-type="string" calcext:value-type="string">
            <text:p>Armazenar o input de Nome</text:p>
          </table:table-cell>
          <table:table-cell office:value-type="string" calcext:value-type="string">
            <text:p>Input de nome é armazenado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Armazenar o input de Sobrenome</text:p>
          </table:table-cell>
          <table:table-cell office:value-type="string" calcext:value-type="string">
            <text:p>input de sobrenome é armazenada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Armazenar o input de e-mail</text:p>
          </table:table-cell>
          <table:table-cell office:value-type="string" calcext:value-type="string">
            <text:p>Input de e-mail é armazenado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Armazenar o input de Senha</text:p>
          </table:table-cell>
          <table:table-cell office:value-type="string" calcext:value-type="string">
            <text:p>Input de senha é armazenada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string" calcext:value-type="string">
            <text:p>Armazenar o input de Confirm senha</text:p>
          </table:table-cell>
          <table:table-cell office:value-type="string" calcext:value-type="string">
            <text:p>Input de confirm é armazenada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Armazenar A role de Botão</text:p>
          </table:table-cell>
          <table:table-cell office:value-type="string" calcext:value-type="string">
            <text:p>a role do botão é armazenada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/>
          <table:table-cell office:value-type="string" calcext:value-type="string">
            <text:p>Enviar carlos no input de nome</text:p>
          </table:table-cell>
          <table:table-cell office:value-type="string" calcext:value-type="string">
            <text:p>os dados são retornados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Default"/>
          <table:table-cell office:value-type="string" calcext:value-type="string">
            <text:p>Enviar silva no input de Sobrenome</text:p>
          </table:table-cell>
          <table:table-cell office:value-type="string" calcext:value-type="string">
            <text:p>os dados são retornados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4">
          <table:table-cell/>
          <table:covered-table-cell table:style-name="Default"/>
          <table:table-cell office:value-type="string" calcext:value-type="string">
            <text:p>Enviar <text:a xlink:href="mailto:carlos@hotmail.com" xlink:type="simple">carlos@hotmail.com</text:a> no inpu e-mail</text:p>
          </table:table-cell>
          <table:table-cell office:value-type="string" calcext:value-type="string">
            <text:p>O valor <text:a xlink:href="mailto:carlos@hotmail" xlink:type="simple">carlos@hotmail</text:a> é enviado.com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Default"/>
          <table:table-cell office:value-type="string" calcext:value-type="string">
            <text:p>Enviar 123456 no input de Senha</text:p>
          </table:table-cell>
          <table:table-cell office:value-type="string" calcext:value-type="string">
            <text:p>o valor 123456 é enviado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Default"/>
          <table:table-cell office:value-type="string" calcext:value-type="string">
            <text:p>Enviar 123456 no input de Confirm</text:p>
          </table:table-cell>
          <table:table-cell office:value-type="string" calcext:value-type="string">
            <text:p>o valor 123456 é enviado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Default"/>
          <table:table-cell office:value-type="string" calcext:value-type="string">
            <text:p>Clicar na role Botão</text:p>
          </table:table-cell>
          <table:table-cell office:value-type="string" calcext:value-type="string">
            <text:p>o click no botão é realizado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Default"/>
          <table:table-cell office:value-type="string" calcext:value-type="string">
            <text:p>esperar os dados serem chamados</text:p>
          </table:table-cell>
          <table:table-cell office:value-type="string" calcext:value-type="string">
            <text:p>os dados são retornados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calcext:conditional-formats>
          <calcext:conditional-format calcext:target-range-address="Planilha1.E8:Planilha1.E14 Planilha1.E18:Planilha1.E24 Planilha1.E28:Planilha1.E40">
            <calcext:condition calcext:apply-style-name="ConditionalStyle_1" calcext:value="=&quot;NÃO EXECUTADO&quot;" calcext:base-cell-address="Planilha1.E8"/>
            <calcext:condition calcext:apply-style-name="ConditionalStyle_2" calcext:value="=&quot;BLOQUEADO&quot;" calcext:base-cell-address="Planilha1.E8"/>
            <calcext:condition calcext:apply-style-name="ConditionalStyle_3" calcext:value="=&quot;FALHOU&quot;" calcext:base-cell-address="Planilha1.E8"/>
            <calcext:condition calcext:apply-style-name="ConditionalStyle_4" calcext:value="=&quot;PASSOU&quot;" calcext:base-cell-address="Planilha1.E8"/>
            <calcext:condition calcext:apply-style-name="ConditionalStyle_5" calcext:value="=&quot;PASS&quot;" calcext:base-cell-address="Planilha1.E8"/>
          </calcext:conditional-format>
          <calcext:conditional-format calcext:target-range-address="Planilha1.E8:Planilha1.E14 Planilha1.E18:Planilha1.E24 Planilha1.E28:Planilha1.E40">
            <calcext:condition calcext:apply-style-name="ConditionalStyle_6" calcext:value="=&quot;FAIL&quot;" calcext:base-cell-address="Planilha1.E8"/>
          </calcext:conditional-format>
          <calcext:conditional-format calcext:target-range-address="Planilha1.E8:Planilha1.E14 Planilha1.E18:Planilha1.E24 Planilha1.E28:Planilha1.E40">
            <calcext:condition calcext:apply-style-name="ConditionalStyle_7" calcext:value="=&quot;BLOCKED&quot;" calcext:base-cell-address="Planilha1.E8"/>
          </calcext:conditional-format>
          <calcext:conditional-format calcext:target-range-address="Planilha1.E8:Planilha1.E14 Planilha1.E18:Planilha1.E24 Planilha1.E28:Planilha1.E40">
            <calcext:condition calcext:apply-style-name="ConditionalStyle_8" calcext:value="=&quot;WAITING&quot;" calcext:base-cell-address="Planilha1.E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eebf7"/>
    </style:style>
    <style:style style:name="ConditionalStyle_5f_2" style:display-name="ConditionalStyle_2" style:family="table-cell" style:parent-style-name="Default">
      <style:table-cell-properties fo:background-color="#fff2cc"/>
    </style:style>
    <style:style style:name="ConditionalStyle_5f_3" style:display-name="ConditionalStyle_3" style:family="table-cell" style:parent-style-name="Default">
      <style:table-cell-properties fo:background-color="#ff5757"/>
    </style:style>
    <style:style style:name="ConditionalStyle_5f_4" style:display-name="ConditionalStyle_4" style:family="table-cell" style:parent-style-name="Default">
      <style:table-cell-properties fo:background-color="#a9d18e"/>
    </style:style>
    <style:style style:name="ConditionalStyle_5f_5" style:display-name="ConditionalStyle_5" style:family="table-cell" style:parent-style-name="Default">
      <style:table-cell-properties fo:background-color="#6aa84f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7" style:display-name="ConditionalStyle_7" style:family="table-cell" style:parent-style-name="Default">
      <style:table-cell-properties fo:background-color="#f1c232"/>
    </style:style>
    <style:style style:name="ConditionalStyle_5f_8" style:display-name="ConditionalStyle_8" style:family="table-cell" style:parent-style-name="Default">
      <style:table-cell-properties fo:background-color="#b7b7b7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09:06:23.1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8:57:55.557000000</meta:creation-date>
    <dc:date>2022-04-05T09:07:33.331000000</dc:date>
    <meta:editing-duration>PT2H28M42S</meta:editing-duration>
    <meta:editing-cycles>13</meta:editing-cycles>
    <meta:generator>LibreOffice/7.2.5.2$Windows_X86_64 LibreOffice_project/499f9727c189e6ef3471021d6132d4c694f357e5</meta:generator>
    <meta:document-statistic meta:table-count="1" meta:cell-count="99" meta:object-count="0"/>
  </office:meta>
</office:document-meta>
</file>